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ui-monospace" svg:font-family="ui-monospace, 'Cascadia Mono', 'Segoe UI Mono', 'Liberation Mono', Menlo, Monaco, Consolas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font-name="Arial" fo:font-size="18pt" fo:font-style="normal" fo:font-weight="bold" officeooo:rsid="0010c62c" officeooo:paragraph-rsid="0010c62c" style:font-weight-asian="bold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32629" style:font-name="ui-monospace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ing sorting apple mango banana</text:p>
      <text:p text:style-name="Standard"/>
      <text:p text:style-name="Standard">#include &lt;iostream&gt;</text:p>
      <text:p text:style-name="Standard">#include &lt;string&gt;</text:p>
      <text:p text:style-name="Standard">#include &lt;algorithm&gt;</text:p>
      <text:p text:style-name="Standard">using namespace std;</text:p>
      <text:p text:style-name="Standard">bool compare(string a,string b){</text:p>
      <text:p text:style-name="Standard"><text:s text:c="4"/>if(a.length()==b.length()){</text:p>
      <text:p text:style-name="Standard"><text:s text:c="8"/>return a&lt;b;</text:p>
      <text:p text:style-name="Standard"><text:s text:c="4"/>}</text:p>
      <text:p text:style-name="Standard"><text:s text:c="4"/>else{</text:p>
      <text:p text:style-name="Standard"><text:s text:c="8"/>return a.length()&gt;b.length();</text:p>
      <text:p text:style-name="Standard"><text:s text:c="4"/>}</text:p>
      <text:p text:style-name="Standard">}</text:p>
      <text:p text:style-name="Standard">int main()</text:p>
      <text:p text:style-name="Standard">{</text:p>
      <text:p text:style-name="Standard"><text:s text:c="2"/>int n;</text:p>
      <text:p text:style-name="Standard"><text:s text:c="3"/>cout&lt;&lt;"Enter the size of array ";</text:p>
      <text:p text:style-name="Standard"><text:s text:c="3"/>cin&gt;&gt;n;</text:p>
      <text:p text:style-name="P2"><text:s text:c="3"/>cin.ignore(numeric_limits&lt;streamsize&gt;::max(), '\n');</text:p>
      <text:p text:style-name="Standard"><text:s text:c="3"/>string s[n];</text:p>
      <text:p text:style-name="Standard"><text:s text:c="3"/>cout&lt;&lt;"Enter the elements of array "; </text:p>
      <text:p text:style-name="Standard"><text:s text:c="3"/>for(int i=0;i&lt;n;i++){</text:p>
      <text:p text:style-name="Standard"><text:s text:c="7"/>getline(cin,s[i]);</text:p>
      <text:p text:style-name="Standard"><text:s text:c="3"/>} <text:s/></text:p>
      <text:p text:style-name="Standard"><text:s text:c="3"/>cout&lt;&lt;" the elements of string after sorting is "; </text:p>
      <text:p text:style-name="Standard"><text:s text:c="3"/>sort(s,s+n,compare);</text:p>
      <text:p text:style-name="Standard"><text:s text:c="3"/>for(int i=0;i&lt;n;i++){</text:p>
      <text:p text:style-name="Standard"><text:s text:c="7"/>cout&lt;&lt;s[i]&lt;&lt;endl;</text:p>
      <text:p text:style-name="Standard"><text:s text:c="3"/>} <text:s/></text:p>
      <text:p text:style-name="Standard"><text:s text:c="4"/>return 0;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ui-monospace" svg:font-family="ui-monospace, 'Cascadia Mono', 'Segoe UI Mono', 'Liberation Mono', Menlo, Monaco, Consolas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2T15:05:32.987912159</meta:creation-date>
    <dc:date>2022-07-03T11:21:22.442893740</dc:date>
    <meta:editing-duration>PT3H18M4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31" meta:word-count="70" meta:character-count="624" meta:non-whitespace-character-count="494"/>
  </office:meta>
</office:document-meta>
</file>